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master-page-name="Standard">
      <style:paragraph-properties style:page-number="auto"/>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r five servings: </text:p>
      <text:p text:style-name="Standard"/>
      <text:p text:style-name="Standard">Ingredients needed:</text:p>
      <text:p text:style-name="Standard"><text:tab/>7 or so baking apples (pippins or similar)</text:p>
      <text:p text:style-name="Standard"><text:tab/>Sugar cookies or similar (soft) </text:p>
      <text:p text:style-name="Standard"><text:tab/>Whipping cream</text:p>
      <text:p text:style-name="Standard"><text:tab/>Sugar</text:p>
      <text:p text:style-name="Standard"><text:tab/>Vanilla</text:p>
      <text:p text:style-name="Standard"><text:tab/>Cinnamon</text:p>
      <text:p text:style-name="Standard"/>
      <text:p text:style-name="Standard"/>
      <text:p text:style-name="Standard">Peel, core, and halve approximately 7 medium size baking apples. Place them in a baking dish and coat with sugar (at least one tablespoon per apple) and sprinkle heavily with cinnamon. Bake at 325 for approximately 45 minutes or until soft. If you don't want to bake them so long, cut them in smaller pieces.<text:line-break/><text:line-break/>While the apples are baking, whip the whipping cream. Add one teaspoon of vanilla and one tablespoon of sugar. When the apples are done, place them in a heavy, wide, <text:s/>glass. Cover them with a layer of crumbled cookies and then load on the whipping cr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svg:font-family="'DejaVu Sans'"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phanie </meta:initial-creator>
    <meta:creation-date>2011-10-22T22:49:41</meta:creation-date>
    <meta:editing-duration>P15824DT17H31M44S</meta:editing-duration>
    <meta:document-statistic meta:table-count="0" meta:image-count="0" meta:object-count="0" meta:page-count="1" meta:paragraph-count="9" meta:word-count="124" meta:character-count="716"/>
    <dc:date>2012-02-13T22:48:50</dc:date>
    <dc:creator>robertm </dc:creator>
    <meta:generator>LibreOffice/3.3$Unix LibreOffice_project/330m19$Build-202</meta:generator>
    <meta:user-defined meta:name="Info 1"/>
    <meta:user-defined meta:name="Info 2"/>
    <meta:user-defined meta:name="Info 3"/>
    <meta:user-defined meta:name="Info 4"/>
  </office:meta>
</office:document-meta>
</file>